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Documento a caso odt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Carotinho</meta:initial-creator>
    <meta:editing-cycles>1</meta:editing-cycles>
    <meta:creation-date>2007-06-23T13:21:16</meta:creation-date>
    <dc:date>2007-06-23T13:21:28</dc:date>
    <dc:creator>Carotinho</dc:creator>
  </office:meta>
</office:document-meta>
</file>